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dddddd" draw:marker-start-width="0.237cm" draw:marker-end-width="0.237cm" draw:fill="solid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dddddd" draw:marker-start-width="0.237cm" draw:marker-end="Arrowheads_20_1" draw:marker-end-width="0.237cm" draw:fill="solid" draw:fill-color="#cccccc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dddddd" draw:marker-start="Arrowheads_20_1" draw:marker-start-width="0.237cm" draw:marker-end-width="0.237cm" draw:fill="solid" draw:fill-color="#cccccc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svg:stroke-width="0.051cm" svg:stroke-color="#111111" draw:marker-start="Arrowheads_20_1" draw:marker-start-width="0.276cm" draw:marker-end="Arrowheads_20_1" draw:marker-end-width="0.276cm" draw:fill="solid" draw:fill-color="#cccccc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25cm" svg:stroke-color="#dddddd" draw:marker-start="" draw:marker-start-width="0.237cm" draw:marker-end="Arrowheads_20_1" draw:marker-end-width="0.237cm" draw:fill="solid" draw:fill-color="#cccccc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svg:stroke-width="0.051cm" svg:stroke-color="#808080" draw:marker-start="Arrowheads_20_1" draw:marker-start-width="0.276cm" draw:marker-end="Arrowheads_20_1" draw:marker-end-width="0.276cm" draw:fill="solid" draw:fill-color="#cccccc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25cm" svg:stroke-color="#dddddd" draw:marker-start-width="0.237cm" draw:marker-end-width="0.237cm" draw:fill="solid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8" style:family="graphic" style:parent-style-name="standard">
      <style:graphic-properties svg:stroke-width="0.051cm" svg:stroke-color="#80808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111111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pt" style:font-size-asian="7pt" style:font-size-complex="7pt"/>
    </style:style>
    <style:style style:name="P3" style:family="paragraph">
      <style:paragraph-properties fo:text-align="center"/>
      <style:text-properties fo:font-size="7pt" fo:font-style="italic" style:font-size-asian="7pt" style:font-style-asian="italic" style:font-size-complex="7pt" style:font-style-complex="italic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2" draw:id="id2" draw:layer="layout" svg:width="0.334cm" svg:height="0.358cm" svg:x="3.81cm" svg:y="1.649cm">
            <text:p text:style-name="P1"><text:span text:style-name="T1">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svg:x1="3.089cm" svg:y1="1.828cm" svg:x2="3.81cm" svg:y2="1.828cm" draw:start-shape="id1" draw:start-glue-point="10" draw:end-shape="id2" draw:end-glue-point="6" svg:d="M3089 1828h721" svg:viewBox="0 0 722 1">
            <text:p/>
          </draw:connector>
          <draw:connector draw:style-name="gr2" draw:text-style-name="P3" draw:layer="layout" svg:x1="4.144cm" svg:y1="1.828cm" svg:x2="4.86cm" svg:y2="1.828cm" draw:start-shape="id2" draw:start-glue-point="10" draw:end-shape="id3" draw:end-glue-point="6" svg:d="M4144 1828h716" svg:viewBox="0 0 717 1">
            <text:p/>
          </draw:connector>
          <draw:connector draw:style-name="gr3" draw:text-style-name="P3" draw:layer="layout" svg:x1="0.816cm" svg:y1="0.959cm" svg:x2="0.816cm" svg:y2="1.647cm" draw:start-shape="id4" draw:start-glue-point="8" draw:end-shape="id5" draw:end-glue-point="4" svg:d="M816 959v688" svg:viewBox="0 0 1 689">
            <text:p/>
          </draw:connector>
          <draw:connector draw:style-name="gr4" draw:text-style-name="P3" draw:layer="layout" svg:x1="5.028cm" svg:y1="0.96cm" svg:x2="5.028cm" svg:y2="1.649cm" draw:start-shape="id6" draw:start-glue-point="8" draw:end-shape="id3" draw:end-glue-point="4" svg:d="M5028 960v689" svg:viewBox="0 0 1 690">
            <text:p/>
          </draw:connector>
          <draw:connector draw:style-name="gr3" draw:text-style-name="P3" draw:layer="layout" svg:x1="3.977cm" svg:y1="0.96cm" svg:x2="3.977cm" svg:y2="1.649cm" draw:start-shape="id7" draw:start-glue-point="8" draw:end-shape="id2" draw:end-glue-point="4" svg:d="M3977 960v689" svg:viewBox="0 0 1 690">
            <text:p/>
          </draw:connector>
          <draw:connector draw:style-name="gr5" draw:text-style-name="P3" draw:layer="layout" svg:x1="3.089cm" svg:y1="3.92cm" svg:x2="3.81cm" svg:y2="3.92cm" draw:start-shape="id8" draw:start-glue-point="10" draw:end-shape="id9" draw:end-glue-point="6" svg:d="M3089 3920h721" svg:viewBox="0 0 722 1">
            <text:p/>
          </draw:connector>
          <draw:connector draw:style-name="gr6" draw:text-style-name="P3" draw:layer="layout" svg:x1="0.816cm" svg:y1="3.053cm" svg:x2="0.816cm" svg:y2="3.739cm" draw:start-shape="id10" draw:start-glue-point="8" draw:end-shape="id11" draw:end-glue-point="4" svg:d="M816 3053v686" svg:viewBox="0 0 1 687">
            <text:p/>
          </draw:connector>
          <draw:connector draw:style-name="gr6" draw:text-style-name="P3" draw:layer="layout" svg:x1="3.977cm" svg:y1="3.055cm" svg:x2="3.977cm" svg:y2="3.741cm" draw:start-shape="id12" draw:start-glue-point="8" draw:end-shape="id9" draw:end-glue-point="4" svg:d="M3977 3055v686" svg:viewBox="0 0 1 687">
            <text:p/>
          </draw:connector>
          <draw:connector draw:style-name="gr6" draw:text-style-name="P3" draw:layer="layout" svg:x1="5.028cm" svg:y1="3.055cm" svg:x2="5.028cm" svg:y2="3.741cm" draw:start-shape="id13" draw:start-glue-point="8" draw:end-shape="id14" draw:end-glue-point="4" svg:d="M5028 3055v686" svg:viewBox="0 0 1 687">
            <text:p/>
          </draw:connector>
          <draw:connector draw:style-name="gr6" draw:text-style-name="P3" draw:layer="layout" svg:x1="1.869cm" svg:y1="2.007cm" svg:x2="1.869cm" svg:y2="2.697cm" draw:start-shape="id15" draw:start-glue-point="8" draw:end-shape="id16" draw:end-glue-point="4" svg:d="M1869 2007v690" svg:viewBox="0 0 1 691">
            <text:p/>
          </draw:connector>
          <draw:connector draw:style-name="gr6" draw:text-style-name="P3" draw:layer="layout" svg:x1="2.923cm" svg:y1="2.007cm" svg:x2="2.923cm" svg:y2="2.697cm" draw:start-shape="id1" draw:start-glue-point="8" draw:end-shape="id17" draw:end-glue-point="4" svg:d="M2923 2007v690" svg:viewBox="0 0 1 691">
            <text:p/>
          </draw:connector>
          <draw:connector draw:style-name="gr3" draw:text-style-name="P3" draw:layer="layout" svg:x1="5.028cm" svg:y1="2.007cm" svg:x2="5.028cm" svg:y2="2.697cm" draw:start-shape="id3" draw:start-glue-point="8" draw:end-shape="id13" draw:end-glue-point="4" svg:d="M5028 2007v690" svg:viewBox="0 0 1 691">
            <text:p/>
          </draw:connector>
          <draw:connector draw:style-name="gr2" draw:text-style-name="P3" draw:layer="layout" svg:x1="0.983cm" svg:y1="0.78cm" svg:x2="1.702cm" svg:y2="0.781cm" draw:start-shape="id4" draw:start-glue-point="10" draw:end-shape="id18" draw:end-glue-point="6" svg:d="M983 780h353v1h366" svg:viewBox="0 0 720 2">
            <text:p/>
          </draw:connector>
          <draw:custom-shape draw:style-name="gr7" draw:text-style-name="P1" xml:id="id4" draw:id="id4" draw:layer="layout" svg:width="0.335cm" svg:height="0.358cm" svg:x="0.648cm" svg:y="0.601cm">
            <text:p text:style-name="P1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xml:id="id5" draw:id="id5" draw:layer="layout" svg:width="0.335cm" svg:height="0.358cm" svg:x="0.648cm" svg:y="1.647cm">
            <text:p text:style-name="P1"><text:span text:style-name="T1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xml:id="id10" draw:id="id10" draw:layer="layout" svg:width="0.335cm" svg:height="0.358cm" svg:x="0.648cm" svg:y="2.695cm"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xml:id="id11" draw:id="id11" draw:layer="layout" svg:width="0.335cm" svg:height="0.358cm" svg:x="0.648cm" svg:y="3.739cm">
            <text:p text:style-name="P1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18" draw:id="id18" draw:layer="layout" svg:width="0.334cm" svg:height="0.358cm" svg:x="1.702cm" svg:y="0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xml:id="id15" draw:id="id15" draw:layer="layout" svg:width="0.334cm" svg:height="0.358cm" svg:x="1.702cm" svg:y="1.649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xml:id="id16" draw:id="id16" draw:layer="layout" svg:width="0.334cm" svg:height="0.358cm" svg:x="1.702cm" svg:y="2.697cm">
            <text:p text:style-name="P1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xml:id="id20" draw:id="id20" draw:layer="layout" svg:width="0.334cm" svg:height="0.357cm" svg:x="1.702cm" svg:y="3.741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19" draw:id="id19" draw:layer="layout" svg:width="0.333cm" svg:height="0.358cm" svg:x="2.756cm" svg:y="0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xml:id="id1" draw:id="id1" draw:layer="layout" svg:width="0.333cm" svg:height="0.358cm" svg:x="2.756cm" svg:y="1.649cm">
            <text:p text:style-name="P1"><text:span text:style-name="T1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xml:id="id17" draw:id="id17" draw:layer="layout" svg:width="0.333cm" svg:height="0.358cm" svg:x="2.756cm" svg:y="2.697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xml:id="id8" draw:id="id8" draw:layer="layout" svg:width="0.333cm" svg:height="0.357cm" svg:x="2.756cm" svg:y="3.741cm">
            <text:p text:style-name="P1"><text:span text:style-name="T1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xml:id="id7" draw:id="id7" draw:layer="layout" svg:width="0.334cm" svg:height="0.358cm" svg:x="3.81cm" svg:y="0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xml:id="id12" draw:id="id12" draw:layer="layout" svg:width="0.334cm" svg:height="0.358cm" svg:x="3.81cm" svg:y="2.697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xml:id="id9" draw:id="id9" draw:layer="layout" svg:width="0.334cm" svg:height="0.357cm" svg:x="3.81cm" svg:y="3.741cm">
            <text:p text:style-name="P1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6" draw:id="id6" draw:layer="layout" svg:width="0.335cm" svg:height="0.358cm" svg:x="4.86cm" svg:y="0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3" draw:id="id3" draw:layer="layout" svg:width="0.335cm" svg:height="0.358cm" svg:x="4.86cm" svg:y="1.6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xml:id="id13" draw:id="id13" draw:layer="layout" svg:width="0.335cm" svg:height="0.358cm" svg:x="4.86cm" svg:y="2.697cm">
            <text:p text:style-name="P1"><text:span text:style-name="T1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xml:id="id14" draw:id="id14" draw:layer="layout" svg:width="0.335cm" svg:height="0.357cm" svg:x="4.86cm" svg:y="3.741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svg:x1="2.036cm" svg:y1="0.781cm" svg:x2="2.756cm" svg:y2="0.781cm" draw:start-shape="id18" draw:start-glue-point="10" draw:end-shape="id19" draw:end-glue-point="6" svg:d="M2036 781h720" svg:viewBox="0 0 721 1">
            <text:p/>
          </draw:connector>
          <draw:connector draw:style-name="gr3" draw:text-style-name="P3" draw:layer="layout" svg:x1="3.089cm" svg:y1="0.781cm" svg:x2="3.81cm" svg:y2="0.781cm" draw:start-shape="id19" draw:start-glue-point="10" draw:end-shape="id7" draw:end-glue-point="6" svg:d="M3089 781h721" svg:viewBox="0 0 722 1">
            <text:p/>
          </draw:connector>
          <draw:connector draw:style-name="gr6" draw:text-style-name="P3" draw:layer="layout" svg:x1="0.983cm" svg:y1="1.826cm" svg:x2="1.702cm" svg:y2="1.828cm" draw:start-shape="id5" draw:start-glue-point="10" draw:end-shape="id15" draw:end-glue-point="6" svg:d="M983 1826h360v2h359" svg:viewBox="0 0 720 3">
            <text:p/>
          </draw:connector>
          <draw:connector draw:style-name="gr6" draw:text-style-name="P3" draw:layer="layout" svg:x1="2.036cm" svg:y1="1.828cm" svg:x2="2.756cm" svg:y2="1.828cm" draw:start-shape="id15" draw:start-glue-point="10" draw:end-shape="id1" draw:end-glue-point="6" svg:d="M2036 1828h720" svg:viewBox="0 0 721 1">
            <text:p/>
          </draw:connector>
          <draw:connector draw:style-name="gr6" draw:text-style-name="P3" draw:layer="layout" svg:x1="0.983cm" svg:y1="2.874cm" svg:x2="1.702cm" svg:y2="2.876cm" draw:start-shape="id10" draw:start-glue-point="10" draw:end-shape="id16" draw:end-glue-point="6" svg:d="M983 2874h360v2h359" svg:viewBox="0 0 720 3">
            <text:p/>
          </draw:connector>
          <draw:connector draw:style-name="gr6" draw:text-style-name="P3" draw:layer="layout" svg:x1="0.983cm" svg:y1="3.918cm" svg:x2="1.702cm" svg:y2="3.92cm" draw:start-shape="id11" draw:start-glue-point="10" draw:end-shape="id20" draw:end-glue-point="6" svg:d="M983 3918h360v2h359" svg:viewBox="0 0 720 3">
            <text:p/>
          </draw:connector>
          <draw:connector draw:style-name="gr6" draw:text-style-name="P3" draw:layer="layout" svg:x1="2.036cm" svg:y1="2.876cm" svg:x2="2.756cm" svg:y2="2.876cm" draw:start-shape="id16" draw:start-glue-point="10" draw:end-shape="id17" draw:end-glue-point="6" svg:d="M2036 2876h720" svg:viewBox="0 0 721 1">
            <text:p/>
          </draw:connector>
          <draw:connector draw:style-name="gr6" draw:text-style-name="P3" draw:layer="layout" svg:x1="2.036cm" svg:y1="3.92cm" svg:x2="2.756cm" svg:y2="3.92cm" draw:start-shape="id20" draw:start-glue-point="10" draw:end-shape="id8" draw:end-glue-point="6" svg:d="M2036 3920h720" svg:viewBox="0 0 721 1">
            <text:p/>
          </draw:connector>
          <draw:connector draw:style-name="gr6" draw:text-style-name="P3" draw:layer="layout" svg:x1="4.144cm" svg:y1="2.876cm" svg:x2="4.86cm" svg:y2="2.876cm" draw:start-shape="id12" draw:start-glue-point="10" draw:end-shape="id13" draw:end-glue-point="6" svg:d="M4144 2876h716" svg:viewBox="0 0 717 1">
            <text:p/>
          </draw:connector>
          <draw:connector draw:style-name="gr6" draw:text-style-name="P3" draw:layer="layout" svg:x1="4.144cm" svg:y1="3.92cm" svg:x2="4.86cm" svg:y2="3.92cm" draw:start-shape="id9" draw:start-glue-point="10" draw:end-shape="id14" draw:end-glue-point="6" svg:d="M4144 3920h716" svg:viewBox="0 0 717 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5.842cm" fo:page-height="4.6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8T11:54:24.572105000</meta:creation-date>
    <dc:date>2015-03-03T13:43:44.775485000</dc:date>
    <meta:editing-duration>PT12H6M12S</meta:editing-duration>
    <meta:editing-cycles>11</meta:editing-cycles>
    <meta:generator>LibreOffice/4.3.5.2$MacOSX_x86 LibreOffice_project/3a87456aaa6a95c63eea1c1b3201acedf0751bd5</meta:generator>
    <meta:document-statistic meta:object-count="44"/>
  </office:meta>
</office:document-meta>
</file>